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2</text:span><text:span text:style-name="T4">8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 необходимо выбрать устройство с которого будет загружено обновление и файл для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роизводится по расширению, для </text:span><text:span text:style-name="T3">SCL </text:span><text:span text:style-name="T8">образов делается проверка на наличие </text:span><text:soft-page-break/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2-30T17:07:37.98</dc:date>
    <meta:editing-duration>PT27H45M20S</meta:editing-duration>
    <meta:editing-cycles>74</meta:editing-cycles>
    <meta:generator>OpenOffice.org/3.2$Win32 OpenOffice.org_project/320m18$Build-9502</meta:generator>
    <meta:document-statistic meta:table-count="0" meta:image-count="0" meta:object-count="0" meta:page-count="3" meta:paragraph-count="80" meta:word-count="1095" meta:character-count="8109"/>
  </office:meta>
</office:document-meta>
</file>